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E90000030800C09FAD2610FF4D.jpg" manifest:media-type="image/jpeg"/>
  <manifest:file-entry manifest:full-path="Pictures/100000000000080000000324C32AA74179478471.jpg" manifest:media-type="image/jpeg"/>
  <manifest:file-entry manifest:full-path="Pictures/10000000000004C600000254A8C03D40528195B4.jpg" manifest:media-type="image/jpeg"/>
  <manifest:file-entry manifest:full-path="Pictures/1000000000000427000002408700DD63210DE5A4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2" text:anchor-type="paragraph" svg:x="0.0236in" svg:y="1.05in" svg:width="2.25in" svg:height="0.8626in" draw:z-index="0"><draw:image xlink:href="Pictures/10000000000007E90000030800C09FAD2610FF4D.jpg" xlink:type="simple" xlink:show="embed" xlink:actuate="onLoad" loext:mime-type="image/jpeg"/></draw:frame><draw:frame draw:style-name="fr1" draw:name="Image3" text:anchor-type="paragraph" svg:x="2.7799in" svg:y="1.05in" svg:width="2.25in" svg:height="0.8626in" draw:z-index="1"><draw:image xlink:href="Pictures/10000000000007E90000030800C09FAD2610FF4D.jpg" xlink:type="simple" xlink:show="embed" xlink:actuate="onLoad" loext:mime-type="image/jpeg"/></draw:frame><draw:frame draw:style-name="fr1" draw:name="Image4" text:anchor-type="paragraph" svg:x="2.7543in" svg:y="0in" svg:width="2.2756in" svg:height="0.8929in" draw:z-index="2"><draw:image xlink:href="Pictures/100000000000080000000324C32AA74179478471.jpg" xlink:type="simple" xlink:show="embed" xlink:actuate="onLoad" loext:mime-type="image/jpeg"/></draw:frame><draw:frame draw:style-name="fr1" draw:name="Image1" text:anchor-type="paragraph" svg:x="-0.002in" svg:y="0in" svg:width="2.2756in" svg:height="0.8929in" draw:z-index="3"><draw:image xlink:href="Pictures/100000000000080000000324C32AA74179478471.jpg" xlink:type="simple" xlink:show="embed" xlink:actuate="onLoad" loext:mime-type="image/jpeg"/></draw:frame><draw:frame draw:style-name="fr1" draw:name="Image5" text:anchor-type="paragraph" svg:x="-0.002in" svg:y="2.3626in" svg:width="2.2756in" svg:height="0.8929in" draw:z-index="4"><draw:image xlink:href="Pictures/100000000000080000000324C32AA74179478471.jpg" xlink:type="simple" xlink:show="embed" xlink:actuate="onLoad" loext:mime-type="image/jpeg"/></draw:frame><draw:frame draw:style-name="fr1" draw:name="Image6" text:anchor-type="paragraph" svg:x="2.7543in" svg:y="2.3626in" svg:width="2.2756in" svg:height="0.8929in" draw:z-index="5"><draw:image xlink:href="Pictures/100000000000080000000324C32AA74179478471.jpg" xlink:type="simple" xlink:show="embed" xlink:actuate="onLoad" loext:mime-type="image/jpeg"/></draw:frame><draw:frame draw:style-name="fr1" draw:name="Image7" text:anchor-type="paragraph" svg:x="0.0236in" svg:y="3.4126in" svg:width="2.25in" svg:height="0.8626in" draw:z-index="6"><draw:image xlink:href="Pictures/10000000000007E90000030800C09FAD2610FF4D.jpg" xlink:type="simple" xlink:show="embed" xlink:actuate="onLoad" loext:mime-type="image/jpeg"/></draw:frame><draw:frame draw:style-name="fr1" draw:name="Image8" text:anchor-type="paragraph" svg:x="2.7799in" svg:y="3.4126in" svg:width="2.25in" svg:height="0.8626in" draw:z-index="7"><draw:image xlink:href="Pictures/10000000000007E90000030800C09FAD2610FF4D.jpg" xlink:type="simple" xlink:show="embed" xlink:actuate="onLoad" loext:mime-type="image/jpeg"/></draw:frame><draw:frame draw:style-name="fr1" draw:name="Image9" text:anchor-type="paragraph" svg:x="-0.002in" svg:y="4.7252in" svg:width="2.2756in" svg:height="0.8929in" draw:z-index="8"><draw:image xlink:href="Pictures/100000000000080000000324C32AA74179478471.jpg" xlink:type="simple" xlink:show="embed" xlink:actuate="onLoad" loext:mime-type="image/jpeg"/></draw:frame><draw:frame draw:style-name="fr1" draw:name="Image10" text:anchor-type="paragraph" svg:x="2.7543in" svg:y="4.7252in" svg:width="2.2756in" svg:height="0.8929in" draw:z-index="9"><draw:image xlink:href="Pictures/100000000000080000000324C32AA74179478471.jpg" xlink:type="simple" xlink:show="embed" xlink:actuate="onLoad" loext:mime-type="image/jpeg"/></draw:frame><draw:frame draw:style-name="fr1" draw:name="Image11" text:anchor-type="paragraph" svg:x="0.0236in" svg:y="5.7752in" svg:width="2.25in" svg:height="0.8626in" draw:z-index="10"><draw:image xlink:href="Pictures/10000000000007E90000030800C09FAD2610FF4D.jpg" xlink:type="simple" xlink:show="embed" xlink:actuate="onLoad" loext:mime-type="image/jpeg"/></draw:frame><draw:frame draw:style-name="fr1" draw:name="Image12" text:anchor-type="paragraph" svg:x="2.7799in" svg:y="5.7752in" svg:width="2.25in" svg:height="0.8626in" draw:z-index="11"><draw:image xlink:href="Pictures/10000000000007E90000030800C09FAD2610FF4D.jpg" xlink:type="simple" xlink:show="embed" xlink:actuate="onLoad" loext:mime-type="image/jpeg"/></draw:frame><draw:frame draw:style-name="fr1" draw:name="Image13" text:anchor-type="paragraph" svg:x="-0.002in" svg:y="7.0874in" svg:width="2.2756in" svg:height="0.8929in" draw:z-index="12"><draw:image xlink:href="Pictures/100000000000080000000324C32AA74179478471.jpg" xlink:type="simple" xlink:show="embed" xlink:actuate="onLoad" loext:mime-type="image/jpeg"/></draw:frame><draw:frame draw:style-name="fr1" draw:name="Image15" text:anchor-type="paragraph" svg:x="2.7543in" svg:y="7.0874in" svg:width="2.2756in" svg:height="0.8929in" draw:z-index="13"><draw:image xlink:href="Pictures/100000000000080000000324C32AA74179478471.jpg" xlink:type="simple" xlink:show="embed" xlink:actuate="onLoad" loext:mime-type="image/jpeg"/></draw:frame><draw:frame draw:style-name="fr1" draw:name="Image14" text:anchor-type="paragraph" svg:x="0.0236in" svg:y="8.1374in" svg:width="2.25in" svg:height="0.8626in" draw:z-index="14"><draw:image xlink:href="Pictures/10000000000007E90000030800C09FAD2610FF4D.jpg" xlink:type="simple" xlink:show="embed" xlink:actuate="onLoad" loext:mime-type="image/jpeg"/></draw:frame><draw:frame draw:style-name="fr1" draw:name="Image16" text:anchor-type="paragraph" svg:x="2.7799in" svg:y="8.1374in" svg:width="2.25in" svg:height="0.8626in" draw:z-index="15"><draw:image xlink:href="Pictures/10000000000007E90000030800C09FAD2610FF4D.jpg" xlink:type="simple" xlink:show="embed" xlink:actuate="onLoad" loext:mime-type="image/jpeg"/></draw:frame><draw:frame draw:style-name="fr1" draw:name="Image17" text:anchor-type="paragraph" svg:x="5.2098in" svg:y="0.2598in" svg:width="1.0189in" svg:height="0.4965in" draw:z-index="16" draw:transform="translate (-5.71929133858268in -0.508070866141732in) rotate (1.5707963267949) translate (5.71929133858268in 0.508070866141732in)"><draw:image xlink:href="Pictures/10000000000004C600000254A8C03D40528195B4.jpg" xlink:type="simple" xlink:show="embed" xlink:actuate="onLoad" loext:mime-type="image/jpeg"/></draw:frame><draw:frame draw:style-name="fr1" draw:name="Image18" text:anchor-type="paragraph" svg:x="6.1201in" svg:y="0.2035in" svg:width="0.8862in" svg:height="0.4799in" draw:z-index="17" draw:transform="translate (-6.56318897637795in -0.443503937007874in) rotate (1.5707963267949) translate (6.56318897637795in 0.443503937007874in)"><draw:image xlink:href="Pictures/1000000000000427000002408700DD63210DE5A4.jpg" xlink:type="simple" xlink:show="embed" xlink:actuate="onLoad" loext:mime-type="image/jpeg"/></draw:frame><draw:frame draw:style-name="fr1" draw:name="Image19" text:anchor-type="paragraph" svg:x="5.2098in" svg:y="1.439in" svg:width="1.0189in" svg:height="0.4965in" draw:z-index="18" draw:transform="translate (-5.71929133858268in -1.68720472440945in) rotate (1.5707963267949) translate (5.71929133858268in 1.68720472440945in)"><draw:image xlink:href="Pictures/10000000000004C600000254A8C03D40528195B4.jpg" xlink:type="simple" xlink:show="embed" xlink:actuate="onLoad" loext:mime-type="image/jpeg"/></draw:frame><draw:frame draw:style-name="fr1" draw:name="Image20" text:anchor-type="paragraph" svg:x="5.2098in" svg:y="2.6181in" svg:width="1.0189in" svg:height="0.4965in" draw:z-index="19" draw:transform="translate (-5.71929133858268in -2.86633858267717in) rotate (1.5707963267949) translate (5.71929133858268in 2.86633858267717in)"><draw:image xlink:href="Pictures/10000000000004C600000254A8C03D40528195B4.jpg" xlink:type="simple" xlink:show="embed" xlink:actuate="onLoad" loext:mime-type="image/jpeg"/></draw:frame><draw:frame draw:style-name="fr1" draw:name="Image21" text:anchor-type="paragraph" svg:x="5.2098in" svg:y="3.7972in" svg:width="1.0189in" svg:height="0.4965in" draw:z-index="20" draw:transform="translate (-5.71929133858268in -4.04547244094488in) rotate (1.5707963267949) translate (5.71929133858268in 4.04547244094488in)"><draw:image xlink:href="Pictures/10000000000004C600000254A8C03D40528195B4.jpg" xlink:type="simple" xlink:show="embed" xlink:actuate="onLoad" loext:mime-type="image/jpeg"/></draw:frame><draw:frame draw:style-name="fr1" draw:name="Image22" text:anchor-type="paragraph" svg:x="5.2098in" svg:y="4.9752in" svg:width="1.0189in" svg:height="0.4965in" draw:z-index="21" draw:transform="translate (-5.71929133858268in -5.22342519685039in) rotate (1.5707963267949) translate (5.71929133858268in 5.22342519685039in)"><draw:image xlink:href="Pictures/10000000000004C600000254A8C03D40528195B4.jpg" xlink:type="simple" xlink:show="embed" xlink:actuate="onLoad" loext:mime-type="image/jpeg"/></draw:frame><draw:frame draw:style-name="fr1" draw:name="Image23" text:anchor-type="paragraph" svg:x="5.2098in" svg:y="6.1543in" svg:width="1.0189in" svg:height="0.4965in" draw:z-index="22" draw:transform="translate (-5.71929133858268in -6.40255905511811in) rotate (1.5707963267949) translate (5.71929133858268in 6.40255905511811in)"><draw:image xlink:href="Pictures/10000000000004C600000254A8C03D40528195B4.jpg" xlink:type="simple" xlink:show="embed" xlink:actuate="onLoad" loext:mime-type="image/jpeg"/></draw:frame><draw:frame draw:style-name="fr1" draw:name="Image24" text:anchor-type="paragraph" svg:x="5.2098in" svg:y="7.3346in" svg:width="1.0189in" svg:height="0.4965in" draw:z-index="23" draw:transform="translate (-5.71929133858268in -7.58287401574803in) rotate (1.5707963267949) translate (5.71929133858268in 7.58287401574803in)"><draw:image xlink:href="Pictures/10000000000004C600000254A8C03D40528195B4.jpg" xlink:type="simple" xlink:show="embed" xlink:actuate="onLoad" loext:mime-type="image/jpeg"/></draw:frame><draw:frame draw:style-name="fr1" draw:name="Image25" text:anchor-type="paragraph" svg:x="5.2098in" svg:y="8.5327in" svg:width="1.0189in" svg:height="0.4965in" draw:z-index="24" draw:transform="translate (-5.71929133858268in -8.78090551181102in) rotate (1.5707963267949) translate (5.71929133858268in 8.78090551181102in)"><draw:image xlink:href="Pictures/10000000000004C600000254A8C03D40528195B4.jpg" xlink:type="simple" xlink:show="embed" xlink:actuate="onLoad" loext:mime-type="image/jpeg"/></draw:frame><draw:frame draw:style-name="fr1" draw:name="Image26" text:anchor-type="paragraph" svg:x="6.1236in" svg:y="1.3846in" svg:width="0.8862in" svg:height="0.4799in" draw:z-index="25" draw:transform="translate (-6.56673228346457in -1.6246062992126in) rotate (1.5707963267949) translate (6.56673228346457in 1.6246062992126in)"><draw:image xlink:href="Pictures/1000000000000427000002408700DD63210DE5A4.jpg" xlink:type="simple" xlink:show="embed" xlink:actuate="onLoad" loext:mime-type="image/jpeg"/></draw:frame><draw:frame draw:style-name="fr1" draw:name="Image27" text:anchor-type="paragraph" svg:x="6.1256in" svg:y="2.5661in" svg:width="0.8862in" svg:height="0.4799in" draw:z-index="26" draw:transform="translate (-6.56870078740158in -2.80610236220472in) rotate (1.5707963267949) translate (6.56870078740158in 2.80610236220472in)"><draw:image xlink:href="Pictures/1000000000000427000002408700DD63210DE5A4.jpg" xlink:type="simple" xlink:show="embed" xlink:actuate="onLoad" loext:mime-type="image/jpeg"/></draw:frame><draw:frame draw:style-name="fr1" draw:name="Image28" text:anchor-type="paragraph" svg:x="6.128in" svg:y="3.7472in" svg:width="0.8862in" svg:height="0.4799in" draw:z-index="27" draw:transform="translate (-6.57106299212598in -3.98720472440945in) rotate (1.5707963267949) translate (6.57106299212598in 3.98720472440945in)"><draw:image xlink:href="Pictures/1000000000000427000002408700DD63210DE5A4.jpg" xlink:type="simple" xlink:show="embed" xlink:actuate="onLoad" loext:mime-type="image/jpeg"/></draw:frame><draw:frame draw:style-name="fr1" draw:name="Image29" text:anchor-type="paragraph" svg:x="6.1366in" svg:y="4.9283in" svg:width="0.8862in" svg:height="0.4799in" draw:z-index="28" draw:transform="translate (-6.57972440944882in -5.16830708661417in) rotate (1.5707963267949) translate (6.57972440944882in 5.16830708661417in)"><draw:image xlink:href="Pictures/1000000000000427000002408700DD63210DE5A4.jpg" xlink:type="simple" xlink:show="embed" xlink:actuate="onLoad" loext:mime-type="image/jpeg"/></draw:frame><draw:frame draw:style-name="fr1" draw:name="Image30" text:anchor-type="paragraph" svg:x="6.1319in" svg:y="6.1098in" svg:width="0.8862in" svg:height="0.4799in" draw:z-index="29" draw:transform="translate (-6.575in -6.3498031496063in) rotate (1.5707963267949) translate (6.575in 6.3498031496063in)"><draw:image xlink:href="Pictures/1000000000000427000002408700DD63210DE5A4.jpg" xlink:type="simple" xlink:show="embed" xlink:actuate="onLoad" loext:mime-type="image/jpeg"/></draw:frame><draw:frame draw:style-name="fr1" draw:name="Image31" text:anchor-type="paragraph" svg:x="6.1354in" svg:y="7.2909in" svg:width="0.8862in" svg:height="0.4799in" draw:z-index="30" draw:transform="translate (-6.57854330708661in -7.53090551181102in) rotate (1.5707963267949) translate (6.57854330708661in 7.53090551181102in)"><draw:image xlink:href="Pictures/1000000000000427000002408700DD63210DE5A4.jpg" xlink:type="simple" xlink:show="embed" xlink:actuate="onLoad" loext:mime-type="image/jpeg"/></draw:frame><draw:frame draw:style-name="fr1" draw:name="Image32" text:anchor-type="paragraph" svg:x="6.1362in" svg:y="8.472in" svg:width="0.8862in" svg:height="0.4799in" draw:z-index="31" draw:transform="translate (-6.57933070866142in -8.71200787401575in) rotate (1.5707963267949) translate (6.57933070866142in 8.71200787401575in)"><draw:image xlink:href="Pictures/1000000000000427000002408700DD63210DE5A4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09T13:07:35.505000000</meta:creation-date>
    <dc:date>2020-07-09T13:15:02.487000000</dc:date>
    <meta:editing-duration>PT7M28S</meta:editing-duration>
    <meta:editing-cycles>1</meta:editing-cycles>
    <meta:document-statistic meta:table-count="0" meta:image-count="32" meta:object-count="0" meta:page-count="1" meta:paragraph-count="0" meta:word-count="0" meta:character-count="0" meta:non-whitespace-character-count="0"/>
    <meta:generator>LibreOffice/6.3.4.2$Windows_X86_64 LibreOffice_project/60da17e045e08f1793c57c00ba83cdfce946d0aa</meta:generator>
  </office:meta>
</office:document-meta>
</file>